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5.09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k1-neutral" table:style-name="ta1">
        <table:shapes>
          <draw:frame draw:z-index="0" draw:style-name="gr1" draw:text-style-name="P1" svg:width="984.93pt" svg:height="454.2pt" svg:x="20.07pt" svg:y="119.06pt">
            <draw:object draw:notify-on-update-of-ranges="'rank1-neutral'.A2:'rank1-neutral'.A6 'rank1-neutral'.B1:'rank1-neutral'.B1 'rank1-neutral'.B2:'rank1-neutral'.B6 'rank1-neutral'.C1:'rank1-neutral'.C1 'rank1-neutral'.C2:'rank1-neutral'.C6 'rank1-neutral'.D1:'rank1-neutral'.D1 'rank1-neutral'.D2:'rank1-neutral'.D6 'rank1-neutral'.E1:'rank1-neutral'.E1 'rank1-neutral'.E2:'rank1-neutral'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hututu</text:p>
          </table:table-cell>
          <table:table-cell table:style-name="ce2" office:value-type="string" calcext:value-type="string">
            <text:p>legendre</text:p>
          </table:table-cell>
          <table:table-cell table:style-name="ce2" office:value-type="string" calcext:value-type="string">
            <text:p>tchebychev</text:p>
          </table:table-cell>
          <table:table-cell table:style-name="ce2" office:value-type="string" calcext:value-type="string">
            <text:p>zerni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sphorus</text:p>
          </table:table-cell>
          <table:table-cell table:style-name="ce3" office:value-type="float" office:value="36.08" calcext:value-type="float">
            <text:p>36.08</text:p>
          </table:table-cell>
          <table:table-cell table:style-name="ce3" office:value-type="float" office:value="54.64" calcext:value-type="float">
            <text:p>54.64</text:p>
          </table:table-cell>
          <table:table-cell table:style-name="ce3" office:value-type="float" office:value="54.12" calcext:value-type="float">
            <text:p>54.12</text:p>
          </table:table-cell>
          <table:table-cell table:style-name="ce3" office:value-type="float" office:value="11.34" calcext:value-type="float">
            <text:p>11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sphorus-outlier</text:p>
          </table:table-cell>
          <table:table-cell table:style-name="ce3" office:value-type="float" office:value="35.57" calcext:value-type="float">
            <text:p>35.57</text:p>
          </table:table-cell>
          <table:table-cell table:style-name="ce3" office:value-type="float" office:value="55.15" calcext:value-type="float">
            <text:p>55.15</text:p>
          </table:table-cell>
          <table:table-cell table:style-name="ce3" office:value-type="float" office:value="56.19" calcext:value-type="float">
            <text:p>56.19</text:p>
          </table:table-cell>
          <table:table-cell table:style-name="ce3" office:value-type="float" office:value="11.86" calcext:value-type="float">
            <text:p>11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sphorus-outlier-densit225</text:p>
          </table:table-cell>
          <table:table-cell table:style-name="ce3" office:value-type="float" office:value="28.87" calcext:value-type="float">
            <text:p>28.87</text:p>
          </table:table-cell>
          <table:table-cell table:style-name="ce3" office:value-type="float" office:value="48.97" calcext:value-type="float">
            <text:p>48.9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.28" calcext:value-type="float">
            <text:p>9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sphorus-outlier-densit225-crop80</text:p>
          </table:table-cell>
          <table:table-cell table:style-name="ce3" office:value-type="float" office:value="47.43" calcext:value-type="float">
            <text:p>47.43</text:p>
          </table:table-cell>
          <table:table-cell table:style-name="ce3" office:value-type="float" office:value="56.7" calcext:value-type="float">
            <text:p>56.7</text:p>
          </table:table-cell>
          <table:table-cell table:style-name="ce3" office:value-type="float" office:value="48.97" calcext:value-type="float">
            <text:p>48.97</text:p>
          </table:table-cell>
          <table:table-cell table:style-name="ce3" office:value-type="float" office:value="18.08" calcext:value-type="float">
            <text:p>18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sphorus-outlier-densit225-crop80-icp</text:p>
          </table:table-cell>
          <table:table-cell table:style-name="ce3" office:value-type="float" office:value="55.67" calcext:value-type="float">
            <text:p>55.67</text:p>
          </table:table-cell>
          <table:table-cell table:style-name="ce3" office:value-type="float" office:value="81.96" calcext:value-type="float">
            <text:p>81.96</text:p>
          </table:table-cell>
          <table:table-cell table:style-name="ce3" office:value-type="float" office:value="71.13" calcext:value-type="float">
            <text:p>71.13</text:p>
          </table:table-cell>
          <table:table-cell table:style-name="ce3" office:value-type="float" office:value="20.1" calcext:value-type="float">
            <text:p>20.1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09:16:03.381604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05:39.012028719</meta:creation-date>
    <dc:date>2018-10-05T09:36:10.948732242</dc:date>
    <meta:editing-duration>PT37M22S</meta:editing-duration>
    <meta:editing-cycles>7</meta:editing-cycles>
    <meta:generator>LibreOffice/6.0.6.2$Linux_X86_64 LibreOffice_project/0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747cm" svg:height="16.024cm" xlink:href=".." xlink:type="simple" chart:class="chart:line" chart:style-name="ch1">
        <chart:title svg:x="15.464cm" svg:y="0.456cm" chart:style-name="ch2">
          <text:p>RANK1-NEUTRAL</text:p>
        </chart:title>
        <chart:legend chart:legend-position="top" svg:x="12.538cm" svg:y="1.42cm" style:legend-expansion="wide" chart:style-name="ch3"/>
        <chart:plot-area chart:style-name="ch4" table:cell-range-address="'rank1-neutral'.A2:'rank1-neutral'.E6 'rank1-neutral'.B1:'rank1-neutral'.E1" chart:data-source-has-labels="both" svg:x="1.705cm" svg:y="2.338cm" svg:width="32.348cm" svg:height="12.385cm">
          <chartooo:coordinate-region svg:x="2.499cm" svg:y="2.537cm" svg:width="28.602cm" svg:height="11.539cm"/>
          <chart:axis chart:dimension="x" chart:name="primary-x" chart:style-name="ch5" chartooo:axis-type="auto">
            <chartooo:date-scale/>
            <chart:title svg:x="16.314cm" svg:y="15.043cm" chart:style-name="ch6">
              <text:p>cenários de extração</text:p>
            </chart:title>
            <chart:categories table:cell-range-address="'rank1-neutral'.A2:'rank1-neutral'.A6"/>
            <chart:grid chart:style-name="ch7" chart:class="major"/>
          </chart:axis>
          <chart:axis chart:dimension="y" chart:name="primary-y" chart:style-name="ch5">
            <chart:title svg:x="0.451cm" svg:y="10.32cm" chart:style-name="ch8">
              <text:p>taxa de reconhecimento</text:p>
            </chart:title>
            <chart:grid chart:style-name="ch7" chart:class="major"/>
          </chart:axis>
          <chart:series chart:style-name="ch9" chart:values-cell-range-address="'rank1-neutral'.B2:'rank1-neutral'.B6" chart:label-cell-address="'rank1-neutral'.B1:'rank1-neutral'.B1" chart:class="chart:line">
            <chart:data-point chart:repeated="5"/>
          </chart:series>
          <chart:series chart:style-name="ch10" chart:values-cell-range-address="'rank1-neutral'.C2:'rank1-neutral'.C6" chart:label-cell-address="'rank1-neutral'.C1:'rank1-neutral'.C1" chart:class="chart:line">
            <chart:data-point chart:repeated="5"/>
          </chart:series>
          <chart:series chart:style-name="ch11" chart:values-cell-range-address="'rank1-neutral'.D2:'rank1-neutral'.D6" chart:label-cell-address="'rank1-neutral'.D1:'rank1-neutral'.D1" chart:class="chart:line">
            <chart:data-point chart:repeated="5"/>
          </chart:series>
          <chart:series chart:style-name="ch12" chart:values-cell-range-address="'rank1-neutral'.E2:'rank1-neutral'.E6" chart:label-cell-address="'rank1-neutral'.E1:'rank1-neutral'.E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tutu</text:p>
                <draw:g>
                  <svg:desc>'rank1-neutral'.B1:'rank1-neutral'.B1</svg:desc>
                </draw:g>
              </table:table-cell>
              <table:table-cell office:value-type="string">
                <text:p>legendre</text:p>
                <draw:g>
                  <svg:desc>'rank1-neutral'.C1:'rank1-neutral'.C1</svg:desc>
                </draw:g>
              </table:table-cell>
              <table:table-cell office:value-type="string">
                <text:p>tchebychev</text:p>
                <draw:g>
                  <svg:desc>'rank1-neutral'.D1:'rank1-neutral'.D1</svg:desc>
                </draw:g>
              </table:table-cell>
              <table:table-cell office:value-type="string">
                <text:p>zernike</text:p>
                <draw:g>
                  <svg:desc>'rank1-neutral'.E1:'rank1-neutral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sphorus</text:p>
                <draw:g>
                  <svg:desc>'rank1-neutral'.A2:'rank1-neutral'.A6</svg:desc>
                </draw:g>
              </table:table-cell>
              <table:table-cell office:value-type="float" office:value="36.08">
                <text:p>36.08</text:p>
                <draw:g>
                  <svg:desc>'rank1-neutral'.B2:'rank1-neutral'.B6</svg:desc>
                </draw:g>
              </table:table-cell>
              <table:table-cell office:value-type="float" office:value="54.64">
                <text:p>54.64</text:p>
                <draw:g>
                  <svg:desc>'rank1-neutral'.C2:'rank1-neutral'.C6</svg:desc>
                </draw:g>
              </table:table-cell>
              <table:table-cell office:value-type="float" office:value="54.12">
                <text:p>54.12</text:p>
                <draw:g>
                  <svg:desc>'rank1-neutral'.D2:'rank1-neutral'.D6</svg:desc>
                </draw:g>
              </table:table-cell>
              <table:table-cell office:value-type="float" office:value="11.34">
                <text:p>11.34</text:p>
                <draw:g>
                  <svg:desc>'rank1-neutral'.E2:'rank1-neutral'.E6</svg:desc>
                </draw:g>
              </table:table-cell>
            </table:table-row>
            <table:table-row>
              <table:table-cell office:value-type="string">
                <text:p>bosphorus-outlier</text:p>
              </table:table-cell>
              <table:table-cell office:value-type="float" office:value="35.57">
                <text:p>35.57</text:p>
              </table:table-cell>
              <table:table-cell office:value-type="float" office:value="55.15">
                <text:p>55.15</text:p>
              </table:table-cell>
              <table:table-cell office:value-type="float" office:value="56.19">
                <text:p>56.19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bosphorus-outlier-densit225</text:p>
              </table:table-cell>
              <table:table-cell office:value-type="float" office:value="28.87">
                <text:p>28.87</text:p>
              </table:table-cell>
              <table:table-cell office:value-type="float" office:value="48.97">
                <text:p>48.97</text:p>
              </table:table-cell>
              <table:table-cell office:value-type="float" office:value="50">
                <text:p>50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bosphorus-outlier-densit225-crop80</text:p>
              </table:table-cell>
              <table:table-cell office:value-type="float" office:value="47.43">
                <text:p>47.43</text:p>
              </table:table-cell>
              <table:table-cell office:value-type="float" office:value="56.7">
                <text:p>56.7</text:p>
              </table:table-cell>
              <table:table-cell office:value-type="float" office:value="48.97">
                <text:p>48.97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>bosphorus-outlier-densit225-crop80-icp</text:p>
              </table:table-cell>
              <table:table-cell office:value-type="float" office:value="55.67">
                <text:p>55.67</text:p>
              </table:table-cell>
              <table:table-cell office:value-type="float" office:value="81.96">
                <text:p>81.96</text:p>
              </table:table-cell>
              <table:table-cell office:value-type="float" office:value="71.13">
                <text:p>71.13</text:p>
              </table:table-cell>
              <table:table-cell office:value-type="float" office:value="20.1">
                <text:p>2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